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382in"/>
    </style:style>
    <style:style style:name="co2" style:family="table-column">
      <style:table-column-properties fo:break-before="auto" style:column-width="0.422in"/>
    </style:style>
    <style:style style:name="co3" style:family="table-column">
      <style:table-column-properties fo:break-before="auto" style:column-width="0.7008in"/>
    </style:style>
    <style:style style:name="co4" style:family="table-column">
      <style:table-column-properties fo:break-before="auto" style:column-width="2.822in"/>
    </style:style>
    <style:style style:name="co5" style:family="table-column">
      <style:table-column-properties fo:break-before="auto" style:column-width="0.55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99"/>
    <style:style style:name="ce3" style:family="table-cell" style:parent-style-name="Default" style:data-style-name="N11"/>
    <style:style style:name="ce4" style:family="table-cell" style:parent-style-name="Default">
      <style:text-properties style:font-name="Aria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4" table:default-cell-style-name="Default"/>
        <table:table-row table:style-name="ro1">
          <table:table-cell office:value-type="float" office:value="26451528">
            <text:p>26451528</text:p>
          </table:table-cell>
          <table:table-cell office:value-type="float" office:value="9000">
            <text:p>9000</text:p>
          </table:table-cell>
          <table:table-cell table:style-name="Default" office:value-type="float" office:value="2939.05866666667">
            <text:p>2939.06</text:p>
          </table:table-cell>
          <table:table-cell office:value-type="string">
            <text:p>HashCode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ce3"/>
          <table:table-cell/>
          <table:table-cell table:formula="of:=MIN([.H2];[.H5];[.H8];[.H11];[.H14])" office:value-type="percentage" office:value="0.102089111137286">
            <text:p>10.21%</text:p>
          </table:table-cell>
          <table:table-cell/>
        </table:table-row>
        <table:table-row table:style-name="ro1">
          <table:table-cell office:value-type="float" office:value="29598030">
            <text:p>29598030</text:p>
          </table:table-cell>
          <table:table-cell office:value-type="float" office:value="9000">
            <text:p>9000</text:p>
          </table:table-cell>
          <table:table-cell table:style-name="Default" office:value-type="float" office:value="3288.67">
            <text:p>3288.67</text:p>
          </table:table-cell>
          <table:table-cell office:value-type="string">
            <text:p>HashCode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2]-[.C1])/[.C1]" office:value-type="percentage" office:value="0.118953506201986">
            <text:p>11.90%</text:p>
          </table:table-cell>
          <table:table-cell/>
          <table:table-cell table:formula="of:=AVERAGE([.H2];[.H5];[.H8];[.H11];[.H14])" office:value-type="percentage" office:value="0.180250925449744">
            <text:p>18.03%</text:p>
          </table:table-cell>
          <table:table-cell table:formula="of:=MIN([.H3];[.H6];[.H9];[.H12];[.H15])" office:value-type="percentage" office:value="0.0900381838850402">
            <text:p>9.00%</text:p>
          </table:table-cell>
        </table:table-row>
        <table:table-row table:style-name="ro1">
          <table:table-cell office:value-type="float" office:value="52897152">
            <text:p>52897152</text:p>
          </table:table-cell>
          <table:table-cell office:value-type="float" office:value="9000">
            <text:p>9000</text:p>
          </table:table-cell>
          <table:table-cell table:style-name="Default" office:value-type="float" office:value="5877.46133333333">
            <text:p>5877.46</text:p>
          </table:table-cell>
          <table:table-cell office:value-type="string">
            <text:p>HashCodeCacheKeyGenerator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3]-[.C2])/[.C2]" office:value-type="percentage" office:value="0.787184890345743">
            <text:p>78.72%</text:p>
          </table:table-cell>
          <table:table-cell/>
          <table:table-cell table:style-name="ce4" table:formula="of:=MAX([.H2];[.H5];[.H8];[.H11];[.H14])" office:value-type="percentage" office:value="0.288135131197391">
            <text:p>28.81%</text:p>
          </table:table-cell>
          <table:table-cell table:formula="of:=AVERAGE([.H3];[.H6];[.H9];[.H12];[.H15])" office:value-type="percentage" office:value="0.715696628498512">
            <text:p>71.57%</text:p>
          </table:table-cell>
        </table:table-row>
        <table:table-row table:style-name="ro1">
          <table:table-cell office:value-type="float" office:value="12766260">
            <text:p>12766260</text:p>
          </table:table-cell>
          <table:table-cell office:value-type="float" office:value="9000">
            <text:p>9000</text:p>
          </table:table-cell>
          <table:table-cell table:style-name="Default" office:value-type="float" office:value="1418.47333333333">
            <text:p>1418.47</text:p>
          </table:table-cell>
          <table:table-cell office:value-type="string">
            <text:p>List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ce3"/>
          <table:table-cell table:number-columns-repeated="2"/>
          <table:table-cell table:style-name="ce4" table:formula="of:=MAX([.H3];[.H6];[.H9];[.H12];[.H15])" office:value-type="percentage" office:value="1.89758378987073">
            <text:p>189.76%</text:p>
          </table:table-cell>
        </table:table-row>
        <table:table-row table:style-name="ro1">
          <table:table-cell office:value-type="float" office:value="16444668">
            <text:p>16444668</text:p>
          </table:table-cell>
          <table:table-cell office:value-type="float" office:value="9000">
            <text:p>9000</text:p>
          </table:table-cell>
          <table:table-cell table:style-name="Default" office:value-type="float" office:value="1827.18533333333">
            <text:p>1827.19</text:p>
          </table:table-cell>
          <table:table-cell office:value-type="string">
            <text:p>List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5]-[.C4])/[.C4]" office:value-type="percentage" office:value="0.288135131197391">
            <text:p>28.81%</text:p>
          </table:table-cell>
          <table:table-cell table:number-columns-repeated="3"/>
        </table:table-row>
        <table:table-row table:style-name="ro1">
          <table:table-cell office:value-type="float" office:value="23467311">
            <text:p>23467311</text:p>
          </table:table-cell>
          <table:table-cell office:value-type="float" office:value="9000">
            <text:p>9000</text:p>
          </table:table-cell>
          <table:table-cell table:style-name="Default" office:value-type="float" office:value="2607.479">
            <text:p>2607.48</text:p>
          </table:table-cell>
          <table:table-cell office:value-type="string">
            <text:p>ListCacheKeyGenerator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6]-[.C5])/[.C5]" office:value-type="percentage" office:value="0.427046809336619">
            <text:p>42.70%</text:p>
          </table:table-cell>
          <table:table-cell table:number-columns-repeated="3"/>
        </table:table-row>
        <table:table-row table:style-name="ro1">
          <table:table-cell office:value-type="float" office:value="4216779">
            <text:p>4216779</text:p>
          </table:table-cell>
          <table:table-cell office:value-type="float" office:value="9000">
            <text:p>9000</text:p>
          </table:table-cell>
          <table:table-cell table:style-name="Default" office:value-type="float" office:value="468.531">
            <text:p>468.53</text:p>
          </table:table-cell>
          <table:table-cell office:value-type="string">
            <text:p>MessageDigestCacheKeyGenerator_"MD5"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4732293">
            <text:p>4732293</text:p>
          </table:table-cell>
          <table:table-cell office:value-type="float" office:value="9000">
            <text:p>9000</text:p>
          </table:table-cell>
          <table:table-cell table:style-name="Default" office:value-type="float" office:value="525.810333333333">
            <text:p>525.81</text:p>
          </table:table-cell>
          <table:table-cell office:value-type="string">
            <text:p>MessageDigestCacheKeyGenerator_"MD5"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8]-[.C7])/[.C7]" office:value-type="percentage" office:value="0.122253027725665">
            <text:p>12.23%</text:p>
          </table:table-cell>
          <table:table-cell table:number-columns-repeated="3"/>
        </table:table-row>
        <table:table-row table:style-name="ro1">
          <table:table-cell office:value-type="float" office:value="6514614">
            <text:p>6514614</text:p>
          </table:table-cell>
          <table:table-cell office:value-type="float" office:value="9000">
            <text:p>9000</text:p>
          </table:table-cell>
          <table:table-cell table:style-name="Default" office:value-type="float" office:value="723.846">
            <text:p>723.85</text:p>
          </table:table-cell>
          <table:table-cell office:value-type="string">
            <text:p>MessageDigestCacheKeyGenerator_"MD5"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9]-[.C8])/[.C8]" office:value-type="percentage" office:value="0.376629469054431">
            <text:p>37.66%</text:p>
          </table:table-cell>
          <table:table-cell table:number-columns-repeated="3"/>
        </table:table-row>
        <table:table-row table:style-name="ro1">
          <table:table-cell office:value-type="float" office:value="280167">
            <text:p>280167</text:p>
          </table:table-cell>
          <table:table-cell office:value-type="float" office:value="9000">
            <text:p>9000</text:p>
          </table:table-cell>
          <table:table-cell table:style-name="Default" office:value-type="float" office:value="31.1296666666667">
            <text:p>31.13</text:p>
          </table:table-cell>
          <table:table-cell office:value-type="string">
            <text:p>ReflectionHashCode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308769">
            <text:p>308769</text:p>
          </table:table-cell>
          <table:table-cell office:value-type="float" office:value="9000">
            <text:p>9000</text:p>
          </table:table-cell>
          <table:table-cell table:style-name="Default" office:value-type="float" office:value="34.3076666666667">
            <text:p>34.31</text:p>
          </table:table-cell>
          <table:table-cell office:value-type="string">
            <text:p>ReflectionHashCode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ce3" table:formula="of:=([.C11]-[.C10])/[.C10]" office:value-type="percentage" office:value="0.102089111137286">
            <text:p>10.21%</text:p>
          </table:table-cell>
          <table:table-cell table:number-columns-repeated="3"/>
        </table:table-row>
        <table:table-row table:style-name="ro1">
          <table:table-cell office:value-type="float" office:value="336570">
            <text:p>336570</text:p>
          </table:table-cell>
          <table:table-cell office:value-type="float" office:value="9000">
            <text:p>9000</text:p>
          </table:table-cell>
          <table:table-cell table:style-name="Default" office:value-type="float" office:value="37.3966666666667">
            <text:p>37.4</text:p>
          </table:table-cell>
          <table:table-cell office:value-type="string">
            <text:p>ReflectionHashCodeCacheKeyGenerator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12]-[.C11])/[.C11]" office:value-type="percentage" office:value="0.0900381838850402">
            <text:p>9.00%</text:p>
          </table:table-cell>
          <table:table-cell table:number-columns-repeated="3"/>
        </table:table-row>
        <table:table-row table:style-name="ro1">
          <table:table-cell office:value-type="float" office:value="5503068">
            <text:p>5503068</text:p>
          </table:table-cell>
          <table:table-cell office:value-type="float" office:value="9000">
            <text:p>9000</text:p>
          </table:table-cell>
          <table:table-cell table:style-name="Default" office:value-type="float" office:value="611.452">
            <text:p>611.45</text:p>
          </table:table-cell>
          <table:table-cell office:value-type="string">
            <text:p>String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6987927">
            <text:p>6987927</text:p>
          </table:table-cell>
          <table:table-cell office:value-type="float" office:value="9000">
            <text:p>9000</text:p>
          </table:table-cell>
          <table:table-cell table:style-name="Default" office:value-type="float" office:value="776.436333333333">
            <text:p>776.44</text:p>
          </table:table-cell>
          <table:table-cell office:value-type="string">
            <text:p>String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14]-[.C13])/[.C13]" office:value-type="percentage" office:value="0.269823850986395">
            <text:p>26.98%</text:p>
          </table:table-cell>
          <table:table-cell table:number-columns-repeated="3"/>
        </table:table-row>
        <table:table-row table:style-name="ro1">
          <table:table-cell office:value-type="float" office:value="20248104">
            <text:p>20248104</text:p>
          </table:table-cell>
          <table:table-cell office:value-type="float" office:value="9000">
            <text:p>9000</text:p>
          </table:table-cell>
          <table:table-cell table:style-name="Default" office:value-type="float" office:value="2249.78933333333">
            <text:p>2249.79</text:p>
          </table:table-cell>
          <table:table-cell office:value-type="string">
            <text:p>StringCacheKeyGenerator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15]-[.C14])/[.C14]" office:value-type="percentage" office:value="1.89758378987073">
            <text:p>189.76%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float" office:value="52897152">
            <text:p>52897152</text:p>
          </table:table-cell>
          <table:table-cell office:value-type="float" office:value="9000">
            <text:p>9000</text:p>
          </table:table-cell>
          <table:table-cell table:style-name="Default" office:value-type="float" office:value="5877.46133333333">
            <text:p>5877.46</text:p>
          </table:table-cell>
          <table:table-cell office:value-type="string">
            <text:p>HashCodeCacheKeyGenerator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20]-[.C21])/[.C21]" office:value-type="percentage" office:value="1.25407810890647">
            <text:p>125.41%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3467311">
            <text:p>23467311</text:p>
          </table:table-cell>
          <table:table-cell office:value-type="float" office:value="9000">
            <text:p>9000</text:p>
          </table:table-cell>
          <table:table-cell table:style-name="Default" office:value-type="float" office:value="2607.479">
            <text:p>2607.48</text:p>
          </table:table-cell>
          <table:table-cell office:value-type="string">
            <text:p>ListCacheKeyGenerator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21]-[.C22])/[.C22]" office:value-type="percentage" office:value="0.158988071179405">
            <text:p>15.90%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20248104">
            <text:p>20248104</text:p>
          </table:table-cell>
          <table:table-cell office:value-type="float" office:value="9000">
            <text:p>9000</text:p>
          </table:table-cell>
          <table:table-cell table:style-name="Default" office:value-type="float" office:value="2249.78933333333">
            <text:p>2249.79</text:p>
          </table:table-cell>
          <table:table-cell office:value-type="string">
            <text:p>StringCacheKeyGenerator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22]-[.C23])/[.C23]" office:value-type="percentage" office:value="2.1081049468165">
            <text:p>210.81%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6514614">
            <text:p>6514614</text:p>
          </table:table-cell>
          <table:table-cell office:value-type="float" office:value="9000">
            <text:p>9000</text:p>
          </table:table-cell>
          <table:table-cell table:style-name="Default" office:value-type="float" office:value="723.846">
            <text:p>723.85</text:p>
          </table:table-cell>
          <table:table-cell office:value-type="string">
            <text:p>MessageDigestCacheKeyGenerator_"MD5"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23]-[.C24])/[.C24]" office:value-type="percentage" office:value="18.3558962474374">
            <text:p>1835.59%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336570">
            <text:p>336570</text:p>
          </table:table-cell>
          <table:table-cell office:value-type="float" office:value="9000">
            <text:p>9000</text:p>
          </table:table-cell>
          <table:table-cell table:style-name="Default" office:value-type="float" office:value="37.3966666666667">
            <text:p>37.4</text:p>
          </table:table-cell>
          <table:table-cell office:value-type="string">
            <text:p>ReflectionHashCodeCacheKeyGenerator</text:p>
          </table:table-cell>
          <table:table-cell table:style-name="ce2" office:value-type="boolean" office:boolean-value="false">
            <text:p>FALS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table:number-columns-repeated="2"/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29598030">
            <text:p>29598030</text:p>
          </table:table-cell>
          <table:table-cell office:value-type="float" office:value="9000">
            <text:p>9000</text:p>
          </table:table-cell>
          <table:table-cell table:style-name="Default" office:value-type="float" office:value="3288.67">
            <text:p>3288.67</text:p>
          </table:table-cell>
          <table:table-cell office:value-type="string">
            <text:p>HashCode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26]-[.C27])/[.C27]" office:value-type="percentage" office:value="0.799855734393665">
            <text:p>79.99%</text:p>
          </table:table-cell>
          <table:table-cell table:number-columns-repeated="3"/>
        </table:table-row>
        <table:table-row table:style-name="ro1">
          <table:table-cell office:value-type="float" office:value="16444668">
            <text:p>16444668</text:p>
          </table:table-cell>
          <table:table-cell office:value-type="float" office:value="9000">
            <text:p>9000</text:p>
          </table:table-cell>
          <table:table-cell table:style-name="Default" office:value-type="float" office:value="1827.18533333333">
            <text:p>1827.19</text:p>
          </table:table-cell>
          <table:table-cell office:value-type="string">
            <text:p>List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27]-[.C28])/[.C28]" office:value-type="percentage" office:value="1.35329705075625">
            <text:p>135.33%</text:p>
          </table:table-cell>
          <table:table-cell table:number-columns-repeated="3"/>
        </table:table-row>
        <table:table-row table:style-name="ro1">
          <table:table-cell office:value-type="float" office:value="6987927">
            <text:p>6987927</text:p>
          </table:table-cell>
          <table:table-cell office:value-type="float" office:value="9000">
            <text:p>9000</text:p>
          </table:table-cell>
          <table:table-cell table:style-name="Default" office:value-type="float" office:value="776.436333333333">
            <text:p>776.44</text:p>
          </table:table-cell>
          <table:table-cell office:value-type="string">
            <text:p>String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28]-[.C29])/[.C29]" office:value-type="percentage" office:value="0.476647156040423">
            <text:p>47.66%</text:p>
          </table:table-cell>
          <table:table-cell table:number-columns-repeated="3"/>
        </table:table-row>
        <table:table-row table:style-name="ro1">
          <table:table-cell office:value-type="float" office:value="4732293">
            <text:p>4732293</text:p>
          </table:table-cell>
          <table:table-cell office:value-type="float" office:value="9000">
            <text:p>9000</text:p>
          </table:table-cell>
          <table:table-cell table:style-name="Default" office:value-type="float" office:value="525.810333333333">
            <text:p>525.81</text:p>
          </table:table-cell>
          <table:table-cell office:value-type="string">
            <text:p>MessageDigestCacheKeyGenerator_"MD5"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 table:formula="of:=([.C29]-[.C30])/[.C30]" office:value-type="percentage" office:value="15.8909721701699">
            <text:p>1589.10%</text:p>
          </table:table-cell>
          <table:table-cell table:number-columns-repeated="3"/>
        </table:table-row>
        <table:table-row table:style-name="ro1">
          <table:table-cell office:value-type="float" office:value="280167">
            <text:p>280167</text:p>
          </table:table-cell>
          <table:table-cell office:value-type="float" office:value="9000">
            <text:p>9000</text:p>
          </table:table-cell>
          <table:table-cell table:style-name="Default" office:value-type="float" office:value="31.1296666666667">
            <text:p>31.13</text:p>
          </table:table-cell>
          <table:table-cell office:value-type="string">
            <text:p>ReflectionHashCode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false">
            <text:p>FALS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" table:number-columns-repeated="2"/>
          <table:table-cell/>
          <table:table-cell table:style-name="ce3"/>
          <table:table-cell table:number-columns-repeated="3"/>
        </table:table-row>
        <table:table-row table:style-name="ro1">
          <table:table-cell office:value-type="float" office:value="26451528">
            <text:p>26451528</text:p>
          </table:table-cell>
          <table:table-cell office:value-type="float" office:value="9000">
            <text:p>9000</text:p>
          </table:table-cell>
          <table:table-cell table:style-name="Default" office:value-type="float" office:value="2939.05866666667">
            <text:p>2939.06</text:p>
          </table:table-cell>
          <table:table-cell office:value-type="string">
            <text:p>HashCode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ce3" table:formula="of:=([.C32]-[.C33])/[.C33]" office:value-type="percentage" office:value="1.07198725390208">
            <text:p>107.20%</text:p>
          </table:table-cell>
          <table:table-cell table:number-columns-repeated="3"/>
        </table:table-row>
        <table:table-row table:style-name="ro1">
          <table:table-cell office:value-type="float" office:value="12766260">
            <text:p>12766260</text:p>
          </table:table-cell>
          <table:table-cell office:value-type="float" office:value="9000">
            <text:p>9000</text:p>
          </table:table-cell>
          <table:table-cell table:style-name="Default" office:value-type="float" office:value="1418.47333333333">
            <text:p>1418.47</text:p>
          </table:table-cell>
          <table:table-cell office:value-type="string">
            <text:p>List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ce3" table:formula="of:=([.C33]-[.C34])/[.C34]" office:value-type="percentage" office:value="1.31984413058316">
            <text:p>131.98%</text:p>
          </table:table-cell>
          <table:table-cell table:number-columns-repeated="3"/>
        </table:table-row>
        <table:table-row table:style-name="ro1">
          <table:table-cell office:value-type="float" office:value="5503068">
            <text:p>5503068</text:p>
          </table:table-cell>
          <table:table-cell office:value-type="float" office:value="9000">
            <text:p>9000</text:p>
          </table:table-cell>
          <table:table-cell table:style-name="Default" office:value-type="float" office:value="611.452">
            <text:p>611.45</text:p>
          </table:table-cell>
          <table:table-cell office:value-type="string">
            <text:p>String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ce3" table:formula="of:=([.C34]-[.C35])/[.C35]" office:value-type="percentage" office:value="0.30504064832423">
            <text:p>30.50%</text:p>
          </table:table-cell>
          <table:table-cell table:number-columns-repeated="3"/>
        </table:table-row>
        <table:table-row table:style-name="ro1">
          <table:table-cell office:value-type="float" office:value="4216779">
            <text:p>4216779</text:p>
          </table:table-cell>
          <table:table-cell office:value-type="float" office:value="9000">
            <text:p>9000</text:p>
          </table:table-cell>
          <table:table-cell table:style-name="Default" office:value-type="float" office:value="468.531">
            <text:p>468.53</text:p>
          </table:table-cell>
          <table:table-cell office:value-type="string">
            <text:p>MessageDigestCacheKeyGenerator_"MD5"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ce3" table:formula="of:=([.C35]-[.C36])/[.C36]" office:value-type="percentage" office:value="12.6567433906901">
            <text:p>1265.67%</text:p>
          </table:table-cell>
          <table:table-cell table:number-columns-repeated="3"/>
        </table:table-row>
        <table:table-row table:style-name="ro1">
          <table:table-cell office:value-type="float" office:value="308769">
            <text:p>308769</text:p>
          </table:table-cell>
          <table:table-cell office:value-type="float" office:value="9000">
            <text:p>9000</text:p>
          </table:table-cell>
          <table:table-cell table:style-name="Default" office:value-type="float" office:value="34.3076666666667">
            <text:p>34.31</text:p>
          </table:table-cell>
          <table:table-cell office:value-type="string">
            <text:p>ReflectionHashCodeCacheKeyGenerator</text:p>
          </table:table-cell>
          <table:table-cell table:style-name="ce2" office:value-type="boolean" office:boolean-value="true">
            <text:p>TRUE</text:p>
          </table:table-cell>
          <table:table-cell table:style-name="ce2" office:value-type="boolean" office:boolean-value="true">
            <text:p>TRUE</text:p>
          </table:table-cell>
          <table:table-cell/>
          <table:table-cell table:style-name="ce3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formula="of:=AVERAGE([.C20];[.C26];[.C32])" office:value-type="float" office:value="4035.06333333333">
            <text:p>4035.06</text:p>
          </table:table-cell>
          <table:table-cell office:value-type="string">
            <text:p>HashCodeCacheKeyGenerator</text:p>
          </table:table-cell>
          <table:table-cell table:number-columns-repeated="3"/>
          <table:table-cell table:style-name="ce3" table:formula="of:=([.C38]-[.C39])/[.C39]" office:value-type="percentage" office:value="1.06815398669648">
            <text:p>106.82%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1];[.C27];[.C33])" office:value-type="float" office:value="1951.04588888889">
            <text:p>1951.05</text:p>
          </table:table-cell>
          <table:table-cell office:value-type="string">
            <text:p>ListCacheKeyGenerator</text:p>
          </table:table-cell>
          <table:table-cell table:number-columns-repeated="3"/>
          <table:table-cell table:style-name="ce3" table:formula="of:=([.C39]-[.C40])/[.C40]" office:value-type="percentage" office:value="0.609031421420608">
            <text:p>60.90%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2];[.C28];[.C34])" office:value-type="float" office:value="1212.55922222222">
            <text:p>1212.56</text:p>
          </table:table-cell>
          <table:table-cell office:value-type="string">
            <text:p>StringCacheKeyGenerator</text:p>
          </table:table-cell>
          <table:table-cell table:number-columns-repeated="3"/>
          <table:table-cell table:style-name="ce3" table:formula="of:=([.C40]-[.C41])/[.C41]" office:value-type="percentage" office:value="1.11716010012102">
            <text:p>111.72%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3];[.C29];[.C35])" office:value-type="float" office:value="572.729111111111">
            <text:p>572.73</text:p>
          </table:table-cell>
          <table:table-cell office:value-type="string">
            <text:p>MessageDigestCacheKeyGenerator_"MD5"</text:p>
          </table:table-cell>
          <table:table-cell table:number-columns-repeated="3"/>
          <table:table-cell table:style-name="ce3" table:formula="of:=([.C41]-[.C42])/[.C42]" office:value-type="percentage" office:value="15.7083584547264">
            <text:p>1570.84%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AVERAGE([.C24];[.C30];[.C36])" office:value-type="float" office:value="34.278">
            <text:p>34.28</text:p>
          </table:table-cell>
          <table:table-cell office:value-type="string">
            <text:p>ReflectionHashCodeCacheKeyGenerator</text:p>
          </table:table-cell>
          <table:table-cell table:number-columns-repeated="7"/>
        </table:table-row>
        <table:table-row table:style-name="ro1" table:number-rows-repeated="1048533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0">04/20/2010</text:date>, <text:time>12:1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ric Dalquist</meta:initial-creator>
    <meta:creation-date>2010-04-01T15:54:29</meta:creation-date>
    <dc:date>2010-04-20T12:11:54</dc:date>
    <meta:editing-duration>PT01H34M38S</meta:editing-duration>
    <meta:editing-cycles>13</meta:editing-cycles>
    <meta:generator>OpenOffice.org/3.1$Unix OpenOffice.org_project/310m19$Build-9420</meta:generator>
    <dc:creator>Eric Dalquist</dc:creator>
    <meta:document-statistic meta:table-count="1" meta:cell-count="222" meta:object-count="0"/>
  </office:meta>
</office:document-meta>
</file>